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adame, Monsieur,</text:p>
      <text:p text:style-name="Text_20_body">Actuellement en deuxième année de bachelor, je suis à la recherche d’un contrat en alternance me permettant de développer mes compétences techniques tout en contribuant activement aux projets de votre entreprise. C’est avec un vif intérêt que je vous adresse ma candidature.</text:p>
      <text:p text:style-name="Text_20_body">Au cours de mon parcours, j’ai eu l’opportunité d’effectuer un stage de deux mois au sein d’un service informatique, une expérience particulièrement enrichissante qui m’a permis de découvrir le fonctionnement d’une infrastructure IT, de participer à différentes missions et d’acquérir de solides bases techniques. Cette expérience a confirmé mon intérêt pour le domaine de l’informatique et renforcé mon projet professionnel.</text:p>
      <text:p text:style-name="Text_20_body">Rigoureux, motivé et doté d’un bon esprit d’équipe, je souhaite mettre mes compétences au service de votre entreprise tout en continuant à apprendre. Je m’intéresse particulièrement à l’administration systèmes et réseaux ainsi qu’à la cybersécurité, des domaines essentiels pour assurer la performance et la sécurité des systèmes d’information.</text:p>
      <text:p text:style-name="Text_20_body">Intégrer votre entreprise représenterait pour moi une opportunité idéale de progresser dans un environnement professionnel stimulant, tout en participant activement à vos projets et à votre développement.</text:p>
      <text:p text:style-name="Text_20_body">Je me tiens à votre disposition pour un entretien afin de vous présenter plus en détail mon parcours, mes motivations et mon projet professionnel.</text:p>
      <text:p text:style-name="Text_20_body">Je vous prie d’agréer, Madame, Monsieur, l’expression de mes salutations distinguées.</text:p>
      <text:p text:style-name="Text_20_body"><text:span text:style-name="Strong_20_Emphasis">Nouhe RAMDANI</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9T16:06:35.612024500</meta:creation-date>
    <dc:date>2026-01-19T16:06:45.668145100</dc:date>
    <meta:editing-duration>PT10S</meta:editing-duration>
    <meta:editing-cycles>1</meta:editing-cycles>
    <meta:document-statistic meta:table-count="0" meta:image-count="0" meta:object-count="0" meta:page-count="1" meta:paragraph-count="8" meta:word-count="216" meta:character-count="1508" meta:non-whitespace-character-count="1300"/>
    <meta:generator>LibreOffice/25.8.3.2$Windows_X86_64 LibreOffice_project/8ca8d55c161d602844f5428fa4b58097424e324e</meta:generator>
  </office:meta>
</office:document-meta>
</file>